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ac6" officeooo:paragraph-rsid="0007dac6"/>
    </style:style>
    <style:style style:name="P2" style:family="paragraph" style:parent-style-name="Standard">
      <style:text-properties officeooo:rsid="0009d753" officeooo:paragraph-rsid="0009d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 levels: لاگ ها برای مدیریت نحوه اجرای برنامه و خطاهای حین اجرا استفاده می شود که با توجه به اهمیت خطا سطح یا لول های مختلف تعریف شده است که به ترتیب عباتند از:</text:p>
      <text:p text:style-name="P1">debug: که مربوطه به اطلاعات حین اجرا و بیشتر با توجه به نظر برنامه نویس به برنامه اضافه می شود</text:p>
      <text:p text:style-name="P1">info: که نشان دهنده ی اجرای دستورات طبق پیش بینی مورد نظر است</text:p>
      <text:p text:style-name="P1">warning: که نشان دهنده وقوع یک اتفاق غیرمنتظره حین اجراست مانند کمبود فضای حافظه</text:p>
      <text:p text:style-name="P1">error: که مربوطه به خطا و ارورهای عادی است</text:p>
      <text:p text:style-name="P1">fatal: که مربوط به موارد پراهمیت نظیر وقوع حمله هکری و دستکاری برنامه است</text:p>
      <text:p text:style-name="P1">critical: که مربوطه به مواردپراهمیت نظیر قطع ارتباط با سرور یا اینترنت است.</text:p>
      <text:p text:style-name="P1"/>
      <text:p text:style-name="P2">Log handler یک وسیله است که با آن می توان لاگ ها را بصورت مجزا مدیریت کرد و به خروجی های موردنظر ارسال کرد. بعنوان مثال با streamHandler <text:s/>میتوان لاگ ها را به کنسول فرستاد و خصوصیات لاگ اعم از لول یا فرمت آن را بصورت اختصاصی تعیین کرد. یا اینکه همزمان با streamHandler از FileHandler برای ارسال لاگ ها با فرمت و لول مشخص دیگری به فایل مشخص استفاده کرد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8:35:32.788887046</meta:creation-date>
    <dc:date>2022-07-19T18:48:06.323429681</dc:date>
    <meta:editing-duration>PT12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89" meta:character-count="939" meta:non-whitespace-character-count="757"/>
  </office:meta>
</office:document-meta>
</file>